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9447" officeooo:paragraph-rsid="000d9447"/>
    </style:style>
    <style:style style:name="P2" style:family="paragraph" style:parent-style-name="Text_20_body" style:list-style-name="L1">
      <style:text-properties officeooo:rsid="000e29ba" officeooo:paragraph-rsid="000e29ba"/>
    </style:style>
    <style:style style:name="P3" style:family="paragraph" style:parent-style-name="Text_20_body" style:list-style-name="L1">
      <style:text-properties officeooo:rsid="0014467f" officeooo:paragraph-rsid="0014467f"/>
    </style:style>
    <style:style style:name="P4" style:family="paragraph" style:parent-style-name="Text_20_body" style:list-style-name="L1">
      <style:text-properties officeooo:rsid="000e51bb" officeooo:paragraph-rsid="000e51bb"/>
    </style:style>
    <style:style style:name="P5" style:family="paragraph" style:parent-style-name="Text_20_body" style:list-style-name="L1">
      <style:text-properties officeooo:rsid="00197557" officeooo:paragraph-rsid="00197557"/>
    </style:style>
    <style:style style:name="P6" style:family="paragraph" style:parent-style-name="Text_20_body" style:list-style-name="L1">
      <style:text-properties officeooo:rsid="0015b0e3" officeooo:paragraph-rsid="0015b0e3"/>
    </style:style>
    <style:style style:name="P7" style:family="paragraph" style:parent-style-name="Text_20_body" style:list-style-name="L1">
      <style:text-properties officeooo:rsid="001a684d" officeooo:paragraph-rsid="001a684d"/>
    </style:style>
    <style:style style:name="P8" style:family="paragraph" style:parent-style-name="Text_20_body" style:list-style-name="L1">
      <style:text-properties officeooo:rsid="00215420" officeooo:paragraph-rsid="00215420"/>
    </style:style>
    <style:style style:name="P9" style:family="paragraph" style:parent-style-name="Text_20_body" style:list-style-name="L1">
      <style:text-properties officeooo:rsid="001e1b68" officeooo:paragraph-rsid="001e1b68"/>
    </style:style>
    <style:style style:name="P10" style:family="paragraph" style:parent-style-name="Text_20_body">
      <style:text-properties fo:color="#808080" style:font-name="Liberation Mono" fo:font-size="11pt" officeooo:rsid="00221f9a" officeooo:paragraph-rsid="00221f9a" style:font-size-asian="11pt" style:font-size-complex="11pt"/>
    </style:style>
    <style:style style:name="T1" style:family="text">
      <style:text-properties officeooo:rsid="0015b0e3"/>
    </style:style>
    <style:style style:name="T2" style:family="text">
      <style:text-properties officeooo:rsid="00167cd3"/>
    </style:style>
    <style:style style:name="T3" style:family="text">
      <style:text-properties officeooo:rsid="001a684d"/>
    </style:style>
    <style:style style:name="T4" style:family="text">
      <style:text-properties officeooo:rsid="001c7379"/>
    </style:style>
    <style:style style:name="T5" style:family="text">
      <style:text-properties officeooo:rsid="001e1b68"/>
    </style:style>
    <style:style style:name="T6" style:family="text">
      <style:text-properties officeooo:rsid="0023e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tocols</text:h>
      <text:list xml:id="list4034101206311664543" text:style-name="L1">
        <text:list-item>
          <text:p text:style-name="P1">Hermes (HP)</text:p>
          <text:list>
            <text:list-item>
              <text:p text:style-name="P2">Get a packet where it needs to go within a cell</text:p>
            </text:list-item>
            <text:list-item>
              <text:p text:style-name="P3">Connectionless</text:p>
            </text:list-item>
            <text:list-item>
              <text:p text:style-name="P4">packet id – timestamp – <text:span text:style-name="T1">local </text:span>destination address – <text:span text:style-name="T1">local </text:span>source address – content</text:p>
            </text:list-item>
            <text:list-item>
              <text:p text:style-name="P5">Node to node <text:span text:style-name="T3">protocol</text:span></text:p>
              <text:list>
                <text:list-item>
                  <text:p text:style-name="P5">Nodes listen for own packets</text:p>
                </text:list-item>
              </text:list>
            </text:list-item>
          </text:list>
        </text:list-item>
        <text:list-item>
          <text:p text:style-name="P1">Inter-Cell Routing Protocol (ICRP)</text:p>
          <text:list>
            <text:list-item>
              <text:p text:style-name="P3">Get a packet <text:span text:style-name="T1">where it needs to go between cells</text:span></text:p>
            </text:list-item>
            <text:list-item>
              <text:p text:style-name="P6">Connectionless</text:p>
            </text:list-item>
            <text:list-item>
              <text:p text:style-name="P6">packet id – timestamp – destination <text:span text:style-name="T2">ICRP</text:span> address – <text:span text:style-name="T2">source ICRP address – content</text:span></text:p>
            </text:list-item>
            <text:list-item>
              <text:p text:style-name="P7">Router to router and node to router protocol</text:p>
              <text:list>
                <text:list-item>
                  <text:p text:style-name="P7">Routers listen for packets from authenticated clients and route them between <text:span text:style-name="T4">routers to reach the current cell of the authenticated destination client</text:span></text:p>
                  <text:list>
                    <text:list-item>
                      <text:p text:style-name="P7">Each cell has a router that links to two <text:span text:style-name="T5">cells</text:span></text:p>
                    </text:list-item>
                    <text:list-item>
                      <text:p text:style-name="P8">Router simply either routes packets to destination within cell or forwards it to router in next cell</text:p>
                    </text:list-item>
                  </text:list>
                </text:list-item>
                <text:list-item>
                  <text:p text:style-name="P9">Routed over Hermes</text:p>
                </text:list-item>
              </text:list>
            </text:list-item>
          </text:list>
        </text:list-item>
      </text:list>
      <text:p text:style-name="P10">if destination address in clients</text:p>
      <text:p text:style-name="P10"><text:tab/>send packet to client</text:p>
      <text:p text:style-name="P10">else</text:p>
      <text:p text:style-name="P10"><text:tab/>send packet to router in adjacent ce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jah </meta:initial-creator>
    <meta:creation-date>2015-10-29T09:03:33.500202101</meta:creation-date>
    <dc:date>2015-10-29T09:35:22.843634696</dc:date>
    <dc:creator>Elijah </dc:creator>
    <meta:editing-duration>PT27M31S</meta:editing-duration>
    <meta:editing-cycles>26</meta:editing-cycles>
    <meta:generator>LibreOffice/4.4.3.2$Linux_X86_64 LibreOffice_project/40m0$Build-2</meta:generator>
    <meta:document-statistic meta:table-count="0" meta:image-count="0" meta:object-count="0" meta:page-count="1" meta:paragraph-count="20" meta:word-count="151" meta:character-count="859" meta:non-whitespace-character-count="733"/>
  </office:meta>
</office:document-meta>
</file>